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On Rails Basic Game no. 3 GDD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86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8/02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2-28T15:31:29.55</meta:creation-date>
    <dc:date>2018-02-28T15:37:35.92</dc:date>
    <dc:creator>Charlie Gracie</dc:creator>
    <meta:editing-duration>PT6M6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" meta:word-count="11" meta:character-count="51"/>
  </office:meta>
</office:document-meta>
</file>